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2" svg:font-family="Arial, Helvetica, sans-serif"/>
    <style:font-face style:name="OpenSymbol" svg:font-family="OpenSymbol"/>
    <style:font-face style:name="Tahoma1" svg:font-family="Tahoma"/>
    <style:font-face style:name="Verdana" svg:font-family="Verdana"/>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6.6924in" style:rel-column-width="65535*"/>
    </style:style>
    <style:style style:name="Table1.A1" style:family="table-cell">
      <style:table-cell-properties fo:padding="0in" fo:border="none"/>
    </style:style>
    <style:style style:name="P1" style:family="paragraph" style:parent-style-name="Text_20_body">
      <style:paragraph-properties fo:margin-left="0in" fo:margin-right="0in" fo:margin-top="0in" fo:margin-bottom="0in" style:line-height-at-least="0.1772in" fo:text-indent="0in" style:auto-text-indent="false" fo:padding="0in" fo:border="none"/>
      <style:text-properties fo:font-variant="normal" fo:text-transform="none" fo:color="#999999" style:font-name="inherit" fo:font-size="9.75pt" fo:letter-spacing="normal" fo:font-style="normal" fo:font-weight="normal"/>
    </style:style>
    <style:style style:name="P2" style:family="paragraph" style:parent-style-name="Heading_20_5">
      <style:paragraph-properties fo:margin-left="0in" fo:margin-right="0in" fo:margin-top="0in" fo:margin-bottom="0in" style:line-height-at-least="0.1665in" fo:text-indent="0in" style:auto-text-indent="false" fo:padding="0in" fo:border="none"/>
    </style:style>
    <style:style style:name="P3" style:family="paragraph" style:parent-style-name="Heading_20_5">
      <style:paragraph-properties fo:margin-left="0in" fo:margin-right="0in" fo:margin-top="0in" fo:margin-bottom="0in" style:line-height-at-least="0.1665in" fo:text-align="center" style:justify-single-word="false" fo:text-indent="0in" style:auto-text-indent="false" fo:padding="0in" fo:border="none"/>
    </style:style>
    <style:style style:name="P4" style:family="paragraph" style:parent-style-name="Heading_20_5">
      <style:paragraph-properties style:line-height-at-least="0.1665in" fo:text-align="center" style:justify-single-word="false"/>
      <style:text-properties fo:color="#000000"/>
    </style:style>
    <style:style style:name="P5" style:family="paragraph" style:parent-style-name="Standard">
      <style:paragraph-properties fo:text-align="end" style:justify-single-word="false"/>
      <style:text-properties style:font-name="Times New Roman" fo:font-size="24pt" style:font-size-asian="24pt" style:font-size-complex="24pt"/>
    </style:style>
    <style:style style:name="P6" style:family="paragraph" style:parent-style-name="Heading_20_3">
      <style:paragraph-properties fo:margin-left="0in" fo:margin-right="0in" fo:margin-top="0in" fo:margin-bottom="0.2398in" style:line-height-at-least="0.1874in" fo:text-indent="0in" style:auto-text-indent="false" fo:padding="0in" fo:border="none"/>
    </style:style>
    <style:style style:name="P7" style:family="paragraph" style:parent-style-name="Heading_20_4">
      <style:paragraph-properties fo:margin-left="0in" fo:margin-right="0in" fo:margin-top="0in" fo:margin-bottom="0in" style:line-height-at-least="0.1874in" fo:text-indent="0in" style:auto-text-indent="false" fo:padding="0in" fo:border="none"/>
    </style:style>
    <style:style style:name="P8" style:family="paragraph" style:parent-style-name="Text_20_body">
      <style:paragraph-properties fo:margin-left="0in" fo:margin-right="0in" fo:margin-top="0.1043in" fo:margin-bottom="0in" style:line-height-at-least="0.1772in" fo:text-indent="0in" style:auto-text-indent="false" fo:padding="0in" fo:border="none"/>
    </style:style>
    <style:style style:name="P9" style:family="paragraph" style:parent-style-name="Table_20_Contents">
      <style:paragraph-properties fo:text-align="end" style:justify-single-word="false" fo:background-color="#000000">
        <style:background-image/>
      </style:paragraph-properties>
      <style:text-properties fo:font-size="10pt" style:font-size-asian="10pt" style:font-size-complex="10pt"/>
    </style:style>
    <style:style style:name="T1" style:family="text">
      <style:text-properties fo:color="#000000" style:text-line-through-style="none" style:text-underline-style="none" style:text-blinking="false"/>
    </style:style>
    <style:style style:name="T2" style:family="text">
      <style:text-properties fo:color="#000000" style:text-line-through-style="none" style:font-name="inherit" fo:font-size="12pt" style:text-underline-style="none" fo:font-weight="bold" style:text-blinking="false"/>
    </style:style>
    <style:style style:name="T3" style:family="text">
      <style:text-properties fo:color="#000000" style:font-name="inherit" fo:font-size="12pt" fo:font-weight="normal"/>
    </style:style>
    <style:style style:name="T4" style:family="text">
      <style:text-properties fo:font-variant="normal" fo:text-transform="none" fo:color="#000000" style:text-line-through-style="none" style:font-name="inherit" fo:font-size="10.5pt" fo:letter-spacing="normal" fo:font-style="normal" style:text-underline-style="none" fo:font-weight="normal" style:text-blinking="false"/>
    </style:style>
    <style:style style:name="T5" style:family="text">
      <style:text-properties fo:font-variant="normal" fo:text-transform="none" fo:color="#000000" style:text-line-through-style="none" style:font-name="inherit" fo:font-size="12pt" fo:letter-spacing="normal" fo:font-style="normal" style:text-underline-style="none" fo:font-weight="normal" style:text-blinking="false"/>
    </style:style>
    <style:style style:name="T6" style:family="text">
      <style:text-properties fo:font-variant="normal" fo:text-transform="none" fo:color="#000000" style:text-line-through-style="none" style:font-name="inherit" fo:font-size="12pt" fo:letter-spacing="normal" fo:font-style="normal" style:text-underline-style="none" fo:font-weight="bold" style:text-blinking="false"/>
    </style:style>
    <style:style style:name="T7" style:family="text">
      <style:text-properties fo:font-variant="normal" fo:text-transform="none" fo:color="#000000" style:font-name="inherit" fo:font-size="12pt" fo:letter-spacing="normal" fo:language="zxx" fo:country="none" fo:font-style="normal" fo:font-weight="normal" style:language-asian="zxx" style:country-asian="none" style:language-complex="zxx" style:country-complex="none"/>
    </style:style>
    <style:style style:name="T8" style:family="text">
      <style:text-properties fo:font-variant="normal" fo:text-transform="none" fo:color="#333333" style:text-line-through-style="none" style:font-name="inherit" fo:font-size="9.75pt" fo:letter-spacing="normal" fo:language="zxx" fo:country="none" fo:font-style="normal" style:text-underline-style="none" fo:font-weight="normal" style:text-blinking="false" style:language-asian="zxx" style:country-asian="none" style:language-complex="zxx" style:country-complex="none"/>
    </style:style>
    <style:style style:name="T9" style:family="text">
      <style:text-properties fo:font-variant="normal" fo:text-transform="none" fo:color="#333333" style:text-line-through-style="none" style:font-name="inherit" fo:font-size="9.75pt" fo:letter-spacing="normal" fo:language="zxx" fo:country="none" fo:font-style="normal" style:text-underline-style="none" fo:font-weight="bold" style:text-blinking="false" style:language-asian="zxx" style:country-asian="none" style:font-weight-asian="bold" style:language-complex="zxx" style:country-complex="none" style:font-weight-complex="bold"/>
    </style:style>
    <style:style style:name="T10" style:family="text">
      <style:text-properties fo:font-variant="normal" fo:text-transform="none" fo:color="#333333" style:font-name="inherit" fo:font-size="9.75pt" fo:letter-spacing="normal" fo:font-style="normal" fo:font-weight="normal"/>
    </style:style>
    <style:style style:name="T11" style:family="text">
      <style:text-properties fo:font-variant="normal" fo:text-transform="none" fo:color="#333333" style:font-name="inherit" fo:font-size="9.75pt" fo:letter-spacing="normal" fo:language="zxx" fo:country="none" fo:font-style="normal" fo:font-weight="normal" style:language-asian="zxx" style:country-asian="none" style:language-complex="zxx" style:country-complex="none"/>
    </style:style>
    <style:style style:name="T12" style:family="text">
      <style:text-properties fo:font-variant="normal" fo:text-transform="none" fo:color="#333333" style:font-name="inherit" fo:font-size="9.75pt" fo:letter-spacing="normal" fo:language="zxx" fo:country="none" fo:font-style="normal" fo:font-weight="normal" style:language-asian="zxx" style:country-asian="none" style:font-weight-asian="normal" style:language-complex="zxx" style:country-complex="none" style:font-weight-complex="normal"/>
    </style:style>
    <style:style style:name="T13" style:family="text">
      <style:text-properties fo:font-variant="normal" fo:text-transform="none" fo:color="#333333" style:font-name="inherit" fo:font-size="9.75pt" fo:letter-spacing="normal" fo:language="zxx" fo:country="none" fo:font-style="normal" style:text-underline-style="none" fo:font-weight="normal" style:language-asian="zxx" style:country-asian="none" style:language-complex="zxx" style:country-complex="none"/>
    </style:style>
    <style:style style:name="T14" style:family="text">
      <style:text-properties fo:font-variant="normal" fo:text-transform="none" fo:color="#333333" style:font-name="inherit" fo:font-size="9.75pt" fo:letter-spacing="normal" fo:language="zxx" fo:country="none" fo:font-style="normal" style:text-underline-style="none" fo:font-weight="bold" style:language-asian="zxx" style:country-asian="none" style:font-weight-asian="bold" style:language-complex="zxx" style:country-complex="none" style:font-weight-complex="bold"/>
    </style:style>
    <style:style style:name="T15" style:family="text">
      <style:text-properties fo:font-variant="normal" fo:text-transform="none" fo:color="#333333" style:font-name="inherit" fo:font-size="9.75pt" fo:letter-spacing="normal" fo:language="zxx" fo:country="none" fo:font-style="normal" fo:font-weight="bold" style:language-asian="zxx" style:country-asian="none" style:font-weight-asian="bold" style:language-complex="zxx" style:country-complex="none" style:font-weight-complex="bold"/>
    </style:style>
    <style:style style:name="T16" style:family="text">
      <style:text-properties fo:font-variant="normal" fo:text-transform="none" fo:color="#999999" style:font-name="inherit" fo:font-size="9.75pt" fo:letter-spacing="normal" fo:font-style="normal" fo:font-weight="normal"/>
    </style:style>
    <style:style style:name="T17" style:family="text">
      <style:text-properties fo:font-variant="normal" fo:text-transform="none" fo:color="#999999" style:text-line-through-style="none" style:font-name="inherit" fo:font-size="9.75pt" fo:letter-spacing="normal" fo:font-style="normal" style:text-underline-style="none" fo:font-weight="normal" style:text-blinking="false"/>
    </style:style>
    <style:style style:name="T18" style:family="text">
      <style:text-properties fo:color="#0000ff"/>
    </style:style>
    <style:style style:name="fr1" style:family="graphic" style:parent-style-name="Frame">
      <style:graphic-properties fo:margin-left="0in" fo:margin-right="0in" fo:margin-top="0in" fo:margin-bottom="0in" style:wrap="left" style:number-wrapped-paragraphs="no-limit" style:vertical-pos="top" style:vertical-rel="paragraph-content" style:horizontal-pos="right" style:horizontal-rel="paragraph" fo:padding="0in" fo:border="non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0921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1965in" text:min-label-width="0.1965in"/>
      </text:list-level-style-number>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0.1965in" text:min-label-width="0.1965in"/>
      </text:list-level-style-bullet>
      <text:list-level-style-bullet text:level="4" text:style-name="Bullet_20_Symbols" style:num-suffix="." text:bullet-char="•">
        <style:list-level-properties text:space-before="0.2673in" text:min-label-width="0.1965in"/>
      </text:list-level-style-bullet>
      <text:list-level-style-bullet text:level="5" text:style-name="Bullet_20_Symbols" style:num-suffix="." text:bullet-char="•">
        <style:list-level-properties text:space-before="0.7583in" text:min-label-width="0.1965in"/>
      </text:list-level-style-bullet>
      <text:list-level-style-bullet text:level="6" text:style-name="Bullet_20_Symbols" style:num-suffix="." text:bullet-char="•">
        <style:list-level-properties text:space-before="1.2492in" text:min-label-width="0.1965in"/>
      </text:list-level-style-bullet>
      <text:list-level-style-bullet text:level="7" text:style-name="Bullet_20_Symbols" style:num-suffix="." text:bullet-char="•">
        <style:list-level-properties text:space-before="1.7402in" text:min-label-width="0.1965in"/>
      </text:list-level-style-bullet>
      <text:list-level-style-bullet text:level="8" text:style-name="Bullet_20_Symbols" style:num-suffix="." text:bullet-char="•">
        <style:list-level-properties text:space-before="2.2315in" text:min-label-width="0.1965in"/>
      </text:list-level-style-bullet>
      <text:list-level-style-bullet text:level="9" text:style-name="Bullet_20_Symbols" style:num-suffix="." text:bullet-char="•">
        <style:list-level-properties text:space-before="2.7224in" text:min-label-width="0.1965in"/>
      </text:list-level-style-bullet>
      <text:list-level-style-bullet text:level="10" text:style-name="Bullet_20_Symbols" style:num-suffix="." text:bullet-char="•">
        <style:list-level-properties text:space-before="3.2134in" text:min-label-width="0.1965in"/>
      </text:list-level-style-bullet>
    </text:list-style>
  </office:automatic-styles>
  <office:body>
    <office:text>
      <office:forms form:automatic-focus="false" form:apply-design-mode="false">
        <form:form form:name="sectionReorderForm" form:apply-filter="true" form:method="post" form:control-implementation="ooo:com.sun.star.form.component.Form" office:target-frame="" xlink:href="http://www.linkedin.com/profile/section-reorder-submit"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background-experience-container">
        <text:section text:style-name="Sect1" text:name="background-experience">
          <text:p text:style-name="P5">SETH <text:span text:style-name="T18">PARSON</text:span></text:p>
          <table:table table:name="Table1" table:style-name="Table1">
            <table:table-column table:style-name="Table1.A"/>
            <table:table-row>
              <table:table-cell table:style-name="Table1.A1" office:value-type="string">
                <text:p text:style-name="P9">1173 A Hall Ct, Andrews AFB, MD 20762 <text:s text:c="2"/>~ <text:s/>(Cell) 301-267-6457 <text:s/>~ <text:s/>seth.codes@gmail.com</text:p>
              </table:table-cell>
            </table:table-row>
          </table:table>
          <text:p text:style-name="Standard"><text:line-break/><text:span text:style-name="T7">Technical<text:line-break/><text:line-break/></text:span><text:span text:style-name="T15"><text:tab/>Clearance</text:span><text:span text:style-name="T11">: </text:span><text:span text:style-name="T8">SCI/TKG Cleared</text:span><text:span text:style-name="T7"><text:line-break/><text:tab/></text:span><text:span text:style-name="T15">Languages</text:span><text:span text:style-name="T11">: C/C++(Cross platform), PHP, LUA, SQL, HTML, CSS, Perl, Shell<text:line-break/><text:tab/></text:span><text:span text:style-name="T15">Applications</text:span><text:span text:style-name="T11">: MS, Eclipse, Codelite, Codeblocks, Apache2 (LAMP Stack), GNS3, Nmap<text:line-break/><text:tab/></text:span><text:span text:style-name="T15">Operating Systems</text:span><text:span text:style-name="T11">: Windows, Linux, BSD, Some Unix<text:line-break/><text:tab/></text:span><text:span text:style-name="T15">Database Systems</text:span><text:span text:style-name="T11">: SQLite, SQL Server, MySQL<text:line-break/><text:tab/></text:span><text:span text:style-name="T15">Repository management</text:span><text:span text:style-name="T11">: GIT (</text:span><text:a xlink:type="simple" xlink:href="https://github.com/sethcoder">https://github.com/sethcoder</text:a><text:span text:style-name="T8">)<text:line-break/><text:tab/></text:span><text:span text:style-name="T9">Projects</text:span><text:span text:style-name="T8">: RFSCMS, NukeDX, SDL Simple Direct Media Layer<text:line-break/></text:span><text:span text:style-name="T11"><text:tab/></text:span><text:span text:style-name="Strong_20_Emphasis"><text:span text:style-name="T14">Certifications</text:span></text:span><text:span text:style-name="Strong_20_Emphasis"><text:span text:style-name="T13">: Security+, </text:span></text:span><text:span text:style-name="T13">CCNA<text:line-break/><text:tab/></text:span><text:span text:style-name="T9">Equipment knowledge</text:span><text:span text:style-name="T8">: Nortel CS2100, 5300, MSL-100, AdTran, Media Converters</text:span></text:p>
          <text:p text:style-name="Standard"><text:span text:style-name="T3"/></text:p>
          <text:p text:style-name="Standard"><text:span text:style-name="T3">Experience</text:span></text:p>
          <text:p text:style-name="Standard"><text:span text:style-name="T3"/></text:p>
          <text:section text:style-name="Sect1" text:name="experience-225967495">
            <text:section text:style-name="Sect1" text:name="experience-225967495-view">
              <text:h text:style-name="P7" text:outline-level="4"><draw:frame draw:style-name="fr1" draw:name="Frame1" text:anchor-type="paragraph" svg:width="1.0417in" draw:z-index="0"><draw:text-box fo:min-height="0.0161in"><text:h text:style-name="P3" text:outline-level="5"><text:span text:style-name="Strong_20_Emphasis"><text:span text:style-name="T1"><draw:a xlink:type="simple" xlink:href="http://www.linkedin.com/company/157235?goback=%2Enmp_*1_*1_*1_*1_*1_*1_*1_*1_*1_*1_*1&amp;trk=prof-exp-company-name"><draw:frame draw:style-name="fr2" draw:name="graphics1" text:anchor-type="as-char" svg:width="0.7398in" svg:height="0.6252in" draw:z-index="1"><draw:image xlink:href="http://m.c.lnkd.licdn.com/media/p/1/000/023/087/246e5b8.png" xlink:type="simple" xlink:show="embed" xlink:actuate="onLoad"/><svg:title>United States Air Force</svg:title></draw:frame></draw:a></text:span></text:span><text:bookmark text:name="img-defer-id-4"/></text:h></draw:text-box></draw:frame><text:span text:style-name="T2">Cyber Transport Craftsman, 3D1X2</text:span></text:h>
              <text:h text:style-name="P2" text:outline-level="5"><text:a xlink:type="simple" xlink:href="http://www.linkedin.com/company/157235?goback=%2Enmp_*1_*1_*1_*1_*1_*1_*1_*1_*1_*1_*1&amp;trk=prof-exp-company-name"><text:span text:style-name="Strong_20_Emphasis"><text:span text:style-name="T4">United States Air Force</text:span></text:span></text:a></text:h>
              <text:p text:style-name="P1">September 1994 – Present (19 years 5 months)</text:p>
              <text:p text:style-name="P8"><draw:frame draw:style-name="fr1" draw:name="Frame5" text:anchor-type="paragraph" svg:width="1.0417in" draw:z-index="2"><draw:text-box fo:min-height="0.0161in"><text:h text:style-name="P4" text:outline-level="5"><draw:frame draw:style-name="fr2" draw:name="graphics62" text:anchor-type="as-char" svg:width="0.7862in" svg:height="0.6028in" draw:z-index="3"><draw:image xlink:href="http://m.c.lnkd.licdn.com/mpr/mpr/shrink_60_60/p/8/005/03b/308/04c58ee.png" xlink:type="simple" xlink:show="embed" xlink:actuate="onLoad"/><svg:title>Community College of the Air Force</svg:title></draw:frame><text:bookmark text:name="img-defer-id-69"/></text:h></draw:text-box></draw:frame><text:span text:style-name="T11">Duties include developing training web server using PHP, MySQL with a virtual GNS3 network backend tied to real Cisco networking equipment. Scheduled and unscheduled maintenance actions for voice, alarm and data circuits. Maintain premise and underground copper and fiber optics cable. </text:span><text:span text:style-name="T10">Safeguard and maintain tools and equipment. Work with Pentagon and White House Communication Agency to ensure 100% voice and data communications up time between Andrews AFB, The White House, and Pentagon. Managed Video Teleconference Center for Air Forces District of Washington. Held Government Purchase Card. Served as 744th Air Base Squadron Environmental Manager. Coordinated installs and repairs of commercial circuits between 744th Air Base and British Telecom and other commercial companies. Developed emergency dialling plan used by British Telecom for the US Air Force. Upgraded base telephone switch software 5 times and changed base from 5 digit dialing to 7 digit dialing plan. Led teams to install and troubleshoot electronic system, telephone and data circuits. Maintained over 15,000 circuits for Lackland AFB, Kelly AFB. Install</text:span><text:span text:style-name="T11">ed and repaired various telephone PBX systems. Installed remote access circuits to over 80 PBX systems; enabled remote programming.<text:line-break/><text:line-break/></text:span><text:span text:style-name="Strong_20_Emphasis"><text:span text:style-name="T5">Education<text:line-break/><text:line-break/></text:span></text:span><text:span text:style-name="T2">Community College of the Air Force<text:line-break/></text:span><text:span text:style-name="T4">Electronic Systems<text:line-break/></text:span><text:span text:style-name="T17">1994 – 2010</text:span><text:span text:style-name="T6"><text:line-break/></text:span><text:span text:style-name="T2">University of Phoenix<text:line-break/></text:span><text:span text:style-name="T4">Computer Science<text:line-break/></text:span><text:span text:style-name="T16">2004 – 2006<text:line-break/></text:span><text:span text:style-name="T2">University of Maryland University College<text:line-break/></text:span><text:span text:style-name="T16">1998 – 1998<text:line-break/></text:span></text:p>
            </text:section>
          </text:section>
        </text:section>
      </text:section>
      <text:section text:style-name="Sect1" text:name="background-skills-container">
        <text:h text:style-name="P6" text:outline-level="3"><text:span text:style-name="Strong_20_Emphasis"><text:span text:style-name="T5"><text:line-break/>Activities<text:line-break/><text:line-break/><text:tab/></text:span></text:span><text:span text:style-name="T15">Honor Guard: </text:span><text:span text:style-name="T12">S</text:span><text:span text:style-name="T11">erved at 25 retiree funerals.</text:span></text:h>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2" svg:font-family="Arial, Helvetica, sans-serif"/>
    <style:font-face style:name="OpenSymbol" svg:font-family="OpenSymbol"/>
    <style:font-face style:name="Tahoma1" svg:font-family="Tahoma"/>
    <style:font-face style:name="Verdana" svg:font-family="Verdana"/>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MS PMincho" style:font-size-asian="10pt" style:font-weight-asian="bold" style:font-name-complex="Tahoma" style:font-size-complex="10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PMincho" style:font-size-asian="12pt" style:font-weight-asian="bold" style:font-name-complex="Tahoma" style:font-size-complex="12pt"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0M21S</meta:editing-duration>
    <meta:editing-cycles>29</meta:editing-cycles>
    <meta:generator>OpenOffice/4.0.1$Win32 OpenOffice.org_project/401m5$Build-9714</meta:generator>
    <dc:date>2014-02-18T12:22:41.62</dc:date>
    <dc:creator>Seth Parson</dc:creator>
    <meta:document-statistic meta:table-count="1" meta:image-count="2" meta:object-count="0" meta:page-count="1" meta:paragraph-count="11" meta:word-count="313" meta:character-count="2228"/>
    <meta:user-defined meta:name="Info 1"/>
    <meta:user-defined meta:name="Info 2"/>
    <meta:user-defined meta:name="Info 3"/>
    <meta:user-defined meta:name="Info 4"/>
  </office:meta>
</office:document-meta>
</file>